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thony : J'ai été assez impliqué et motivé par ce projet de groupe. En tant que chef du projet, j'ai beaucoup appris en ce qui est d'organiser et de gérer un projet, mais aussi en qui est de motiver les autres membres du groupe pour être le plus efficace possible. Au final, le retour m'a été positif, puisqu'on a fini le projet dans les temps. Au niveau scientifique, j'en ai appris davantage en programmation en C, notamment dans l'utilisation des API , des fichiers et de la 3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0H22M11S</meta:editing-duration>
    <meta:editing-cycles>4</meta:editing-cycles>
    <meta:generator>OpenOffice.org/3.1$Win32 OpenOffice.org_project/310m19$Build-9420</meta:generator>
    <dc:date>2011-05-24T02:10:26.62</dc:date>
    <meta:document-statistic meta:table-count="0" meta:image-count="0" meta:object-count="0" meta:page-count="1" meta:paragraph-count="1" meta:word-count="88" meta:character-count="482"/>
    <meta:user-defined meta:name="Info 1"/>
    <meta:user-defined meta:name="Info 2"/>
    <meta:user-defined meta:name="Info 3"/>
    <meta:user-defined meta:name="Info 4"/>
  </office:meta>
</office:document-meta>
</file>